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0a900" officeooo:paragraph-rsid="0007977f"/>
    </style:style>
    <style:style style:name="P2" style:family="paragraph" style:parent-style-name="Standard">
      <style:text-properties style:text-underline-style="solid" style:text-underline-width="auto" style:text-underline-color="font-color" officeooo:rsid="0010a900" officeooo:paragraph-rsid="0018bac5"/>
    </style:style>
    <style:style style:name="P3" style:family="paragraph" style:parent-style-name="Standard">
      <style:text-properties style:text-underline-style="solid" style:text-underline-width="auto" style:text-underline-color="font-color" officeooo:rsid="0010595d" officeooo:paragraph-rsid="0010595d"/>
    </style:style>
    <style:style style:name="P4" style:family="paragraph" style:parent-style-name="Standard">
      <style:paragraph-properties fo:text-align="center" style:justify-single-word="false"/>
      <style:text-properties fo:font-size="14pt" fo:font-weight="bold" officeooo:rsid="0030ca11" officeooo:paragraph-rsid="0007977f" style:font-size-asian="14pt" style:font-weight-asian="bold" style:font-size-complex="14pt" style:font-weight-complex="bold"/>
    </style:style>
    <style:style style:name="P5" style:family="paragraph" style:parent-style-name="Standard">
      <style:text-properties officeooo:rsid="0030ca11" officeooo:paragraph-rsid="0007977f"/>
    </style:style>
    <style:style style:name="P6" style:family="paragraph" style:parent-style-name="Standard">
      <style:text-properties officeooo:rsid="0010a900" officeooo:paragraph-rsid="0007977f"/>
    </style:style>
    <style:style style:name="P7" style:family="paragraph" style:parent-style-name="Standard">
      <style:text-properties style:text-underline-style="none" officeooo:rsid="000977bf" officeooo:paragraph-rsid="000f52f2"/>
    </style:style>
    <style:style style:name="P8" style:family="paragraph" style:parent-style-name="Standard">
      <style:text-properties style:text-underline-style="none" officeooo:rsid="000afacf" officeooo:paragraph-rsid="000afacf"/>
    </style:style>
    <style:style style:name="P9" style:family="paragraph" style:parent-style-name="Standard">
      <style:text-properties style:text-underline-style="none" officeooo:rsid="000afacf" officeooo:paragraph-rsid="000f52f2"/>
    </style:style>
    <style:style style:name="P10" style:family="paragraph" style:parent-style-name="Standard">
      <style:text-properties style:text-underline-style="none" officeooo:rsid="000afacf" officeooo:paragraph-rsid="0010595d"/>
    </style:style>
    <style:style style:name="P11" style:family="paragraph" style:parent-style-name="Standard">
      <style:text-properties style:text-underline-style="none" officeooo:rsid="000dabc1" officeooo:paragraph-rsid="000f52f2"/>
    </style:style>
    <style:style style:name="P12" style:family="paragraph" style:parent-style-name="Standard">
      <style:text-properties style:text-underline-style="none" officeooo:rsid="000f52f2" officeooo:paragraph-rsid="000f52f2"/>
    </style:style>
    <style:style style:name="P13" style:family="paragraph" style:parent-style-name="Standard">
      <style:text-properties style:text-underline-style="none" officeooo:rsid="0010595d" officeooo:paragraph-rsid="000f52f2"/>
    </style:style>
    <style:style style:name="P14" style:family="paragraph" style:parent-style-name="Standard">
      <style:text-properties style:text-underline-style="none" officeooo:rsid="0010595d" officeooo:paragraph-rsid="0010595d"/>
    </style:style>
    <style:style style:name="P15" style:family="paragraph" style:parent-style-name="Standard">
      <style:text-properties style:text-underline-style="none" officeooo:rsid="0010595d" officeooo:paragraph-rsid="0018bac5"/>
    </style:style>
    <style:style style:name="P16" style:family="paragraph" style:parent-style-name="Standard">
      <style:text-properties style:text-underline-style="none" officeooo:rsid="00112b39" officeooo:paragraph-rsid="00112b39"/>
    </style:style>
    <style:style style:name="P17" style:family="paragraph" style:parent-style-name="Standard">
      <style:text-properties style:text-underline-style="none" officeooo:rsid="00125419" officeooo:paragraph-rsid="00125419"/>
    </style:style>
    <style:style style:name="P18" style:family="paragraph" style:parent-style-name="Standard">
      <style:text-properties style:text-underline-style="none" officeooo:rsid="0012bda3" officeooo:paragraph-rsid="0012bda3"/>
    </style:style>
    <style:style style:name="P19" style:family="paragraph" style:parent-style-name="Standard">
      <style:text-properties style:text-underline-style="none" officeooo:rsid="00147a4f" officeooo:paragraph-rsid="0012bda3"/>
    </style:style>
    <style:style style:name="P20" style:family="paragraph" style:parent-style-name="Standard">
      <style:text-properties style:text-underline-style="none" officeooo:rsid="00147a4f" officeooo:paragraph-rsid="00147a4f"/>
    </style:style>
    <style:style style:name="P21" style:family="paragraph" style:parent-style-name="Standard">
      <style:text-properties style:text-underline-style="none" officeooo:rsid="00154093" officeooo:paragraph-rsid="00154093"/>
    </style:style>
    <style:style style:name="P22" style:family="paragraph" style:parent-style-name="Standard">
      <style:text-properties style:text-underline-style="none" officeooo:rsid="00154093" officeooo:paragraph-rsid="0015ed84"/>
    </style:style>
    <style:style style:name="P23" style:family="paragraph" style:parent-style-name="Standard">
      <style:text-properties style:text-underline-style="none" officeooo:rsid="0015ed84" officeooo:paragraph-rsid="0015ed84"/>
    </style:style>
    <style:style style:name="P24" style:family="paragraph" style:parent-style-name="Standard">
      <style:text-properties style:text-underline-style="none" officeooo:rsid="00174444" officeooo:paragraph-rsid="00174444"/>
    </style:style>
    <style:style style:name="P25" style:family="paragraph" style:parent-style-name="Standard">
      <style:text-properties style:text-underline-style="none" officeooo:rsid="00183194" officeooo:paragraph-rsid="00183194"/>
    </style:style>
    <style:style style:name="P26" style:family="paragraph" style:parent-style-name="Standard">
      <style:text-properties style:text-underline-style="none" officeooo:rsid="0021eb94" officeooo:paragraph-rsid="0021eb94"/>
    </style:style>
    <style:style style:name="P27" style:family="paragraph" style:parent-style-name="Standard">
      <style:text-properties style:font-name="DejaVu Sans Mono" style:text-underline-style="none" officeooo:rsid="001d7774" officeooo:paragraph-rsid="001d7774"/>
    </style:style>
    <style:style style:name="P28" style:family="paragraph" style:parent-style-name="Standard">
      <style:text-properties style:font-name="Liberation Serif" style:text-underline-style="none" officeooo:rsid="001d7774" officeooo:paragraph-rsid="001d7774"/>
    </style:style>
    <style:style style:name="P29" style:family="paragraph" style:parent-style-name="Standard">
      <style:text-properties style:font-name="Liberation Serif" fo:font-size="12pt" fo:font-style="normal" fo:font-weight="normal" officeooo:paragraph-rsid="001fe5f6" style:font-size-asian="12pt" style:font-style-asian="normal" style:font-weight-asian="normal" style:font-size-complex="12pt"/>
    </style:style>
    <style:style style:name="P30" style:family="paragraph" style:parent-style-name="Standard">
      <style:text-properties style:text-position="0% 100%" style:font-name="Liberation Serif" style:text-underline-style="none" officeooo:rsid="00236cd7" officeooo:paragraph-rsid="00236cd7"/>
    </style:style>
    <style:style style:name="P31" style:family="paragraph" style:parent-style-name="Standard">
      <style:text-properties style:text-position="0% 100%" style:font-name="Liberation Serif" style:text-underline-style="none" officeooo:rsid="0023b864" officeooo:paragraph-rsid="0023b864"/>
    </style:style>
    <style:style style:name="P32" style:family="paragraph" style:parent-style-name="Standard">
      <style:text-properties style:text-position="0% 100%" style:font-name="Liberation Serif" style:text-underline-style="none" officeooo:rsid="002515d6" officeooo:paragraph-rsid="002515d6"/>
    </style:style>
    <style:style style:name="P33" style:family="paragraph" style:parent-style-name="Standard">
      <style:text-properties style:text-position="0% 100%" style:font-name="Liberation Serif" style:text-underline-style="none" officeooo:rsid="0027282b" officeooo:paragraph-rsid="0027282b"/>
    </style:style>
    <style:style style:name="P34" style:family="paragraph" style:parent-style-name="Standard">
      <style:text-properties style:text-position="0% 100%" style:font-name="Liberation Serif" style:text-underline-style="none" officeooo:rsid="00277dfc" officeooo:paragraph-rsid="00277dfc"/>
    </style:style>
    <style:style style:name="P35" style:family="paragraph" style:parent-style-name="Standard">
      <style:text-properties style:text-position="0% 100%" style:font-name="Liberation Serif" style:text-underline-style="none" officeooo:rsid="0028f422" officeooo:paragraph-rsid="0028f422"/>
    </style:style>
    <style:style style:name="P36" style:family="paragraph" style:parent-style-name="Standard">
      <style:text-properties style:text-position="0% 100%" style:font-name="Liberation Serif" style:text-underline-style="none" officeooo:rsid="0029d9ef" officeooo:paragraph-rsid="0029d9ef"/>
    </style:style>
    <style:style style:name="P37" style:family="paragraph" style:parent-style-name="Standard">
      <style:text-properties style:text-position="0% 100%" style:font-name="Liberation Serif" style:text-underline-style="none" officeooo:rsid="0029f568" officeooo:paragraph-rsid="0029f568"/>
    </style:style>
    <style:style style:name="P38" style:family="paragraph" style:parent-style-name="Standard">
      <style:text-properties style:text-position="0% 100%" style:font-name="Liberation Serif" style:text-underline-style="none" officeooo:rsid="002bee6d" officeooo:paragraph-rsid="0028f422"/>
    </style:style>
    <style:style style:name="P39" style:family="paragraph" style:parent-style-name="Standard">
      <style:text-properties style:text-position="0% 100%" style:font-name="Liberation Serif" style:text-underline-style="none" officeooo:rsid="002bee6d" officeooo:paragraph-rsid="002bee6d"/>
    </style:style>
    <style:style style:name="P40" style:family="paragraph" style:parent-style-name="Standard">
      <style:text-properties style:text-position="0% 100%" style:font-name="Liberation Serif" style:text-underline-style="none" officeooo:rsid="002ce3d0" officeooo:paragraph-rsid="002ce3d0"/>
    </style:style>
    <style:style style:name="P41" style:family="paragraph" style:parent-style-name="Standard">
      <style:text-properties style:text-position="0% 100%" style:font-name="Liberation Serif" style:text-underline-style="none" officeooo:rsid="002ce3d0" officeooo:paragraph-rsid="0033db2f"/>
    </style:style>
    <style:style style:name="P42" style:family="paragraph" style:parent-style-name="Standard">
      <style:text-properties style:text-position="0% 100%" style:font-name="Liberation Serif" style:text-underline-style="none" officeooo:rsid="002ce3d0" officeooo:paragraph-rsid="0035a4af"/>
    </style:style>
    <style:style style:name="P43" style:family="paragraph" style:parent-style-name="Standard">
      <style:text-properties style:text-position="0% 100%" style:font-name="Liberation Serif" style:text-underline-style="none" officeooo:rsid="002ee53e" officeooo:paragraph-rsid="002ee53e"/>
    </style:style>
    <style:style style:name="P44" style:family="paragraph" style:parent-style-name="Standard">
      <style:text-properties style:text-position="0% 100%" style:font-name="Liberation Serif" style:text-underline-style="none" officeooo:rsid="002ee53e" officeooo:paragraph-rsid="0033db2f"/>
    </style:style>
    <style:style style:name="P45" style:family="paragraph" style:parent-style-name="Standard">
      <style:text-properties style:text-position="0% 100%" style:font-name="Liberation Serif" style:text-underline-style="none" officeooo:rsid="002ee53e" officeooo:paragraph-rsid="0035a4af"/>
    </style:style>
    <style:style style:name="P46" style:family="paragraph" style:parent-style-name="Standard">
      <style:text-properties style:text-position="0% 100%" style:font-name="Liberation Serif" style:text-underline-style="none" officeooo:rsid="0031e1da" officeooo:paragraph-rsid="0031e1da"/>
    </style:style>
    <style:style style:name="P47" style:family="paragraph" style:parent-style-name="Standard">
      <style:text-properties style:text-position="0% 100%" style:font-name="Liberation Serif" style:text-underline-style="none" officeooo:rsid="0032d9b1" officeooo:paragraph-rsid="0032d9b1"/>
    </style:style>
    <style:style style:name="P48" style:family="paragraph" style:parent-style-name="Standard">
      <style:text-properties style:text-position="0% 100%" style:font-name="Liberation Serif" style:text-underline-style="none" officeooo:rsid="0032d9b1" officeooo:paragraph-rsid="0033db2f"/>
    </style:style>
    <style:style style:name="P49" style:family="paragraph" style:parent-style-name="Standard">
      <style:text-properties style:text-position="0% 100%" style:font-name="Liberation Serif" style:text-underline-style="none" officeooo:rsid="0035a4af" officeooo:paragraph-rsid="0035a4af"/>
    </style:style>
    <style:style style:name="P50" style:family="paragraph" style:parent-style-name="Standard">
      <style:text-properties style:text-position="0% 100%" style:font-name="Liberation Serif" style:text-underline-style="none" officeooo:rsid="00371568" officeooo:paragraph-rsid="00371568"/>
    </style:style>
    <style:style style:name="P51" style:family="paragraph" style:parent-style-name="Standard">
      <style:text-properties style:text-position="0% 100%" style:font-name="Liberation Serif" style:text-underline-style="solid" style:text-underline-width="auto" style:text-underline-color="font-color" officeooo:rsid="0023b864" officeooo:paragraph-rsid="0023b864"/>
    </style:style>
    <style:style style:name="P52" style:family="paragraph" style:parent-style-name="Standard">
      <style:text-properties style:text-position="0% 100%" style:font-name="Liberation Serif" style:text-underline-style="solid" style:text-underline-width="auto" style:text-underline-color="font-color" officeooo:rsid="0023c9d1" officeooo:paragraph-rsid="0023c9d1"/>
    </style:style>
    <style:style style:name="P53" style:family="paragraph" style:parent-style-name="Standard">
      <style:text-properties style:text-position="0% 100%" style:font-name="Liberation Serif" style:text-underline-style="solid" style:text-underline-width="auto" style:text-underline-color="font-color" officeooo:rsid="0023c9d1" officeooo:paragraph-rsid="002515d6"/>
    </style:style>
    <style:style style:name="P54" style:family="paragraph" style:parent-style-name="Standard">
      <style:text-properties style:text-position="0% 100%" style:font-name="Liberation Serif" style:text-underline-style="solid" style:text-underline-width="auto" style:text-underline-color="font-color" officeooo:rsid="0035a4af" officeooo:paragraph-rsid="0035a4af"/>
    </style:style>
    <style:style style:name="P55" style:family="paragraph" style:parent-style-name="Standard">
      <style:text-properties style:text-position="0% 100%" style:font-name="Liberation Serif" fo:font-size="12pt" fo:font-style="normal" fo:font-weight="normal" officeooo:rsid="001e900b" officeooo:paragraph-rsid="001e900b" style:font-size-asian="12pt" style:font-style-asian="normal" style:font-weight-asian="normal" style:font-size-complex="12pt"/>
    </style:style>
    <style:style style:name="P56" style:family="paragraph" style:parent-style-name="Standard">
      <style:text-properties officeooo:paragraph-rsid="001fe5f6"/>
    </style:style>
    <style:style style:name="P57" style:family="paragraph" style:parent-style-name="Drawing">
      <style:text-properties officeooo:rsid="000bc65d" officeooo:paragraph-rsid="000bc65d"/>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position="0% 100%" style:font-name="Liberation Serif" style:text-underline-style="none" officeooo:rsid="0029f568" officeooo:paragraph-rsid="0029f568"/>
    </style:style>
    <style:style style:name="P5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position="0% 100%" style:font-name="Liberation Serif" style:text-underline-style="none" officeooo:rsid="002bee6d" officeooo:paragraph-rsid="002bee6d"/>
    </style:style>
    <style:style style:name="P6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position="0% 100%" style:font-name="Liberation Serif" style:text-underline-style="none" officeooo:rsid="0032d9b1" officeooo:paragraph-rsid="0032d9b1"/>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position="0% 100%" style:font-name="Liberation Serif" style:text-underline-style="none" officeooo:rsid="0032d9b1" officeooo:paragraph-rsid="0033db2f"/>
    </style:style>
    <style:style style:name="P62" style:family="paragraph">
      <style:paragraph-properties fo:text-align="center"/>
    </style:style>
    <style:style style:name="P63" style:family="paragraph">
      <loext:graphic-properties draw:fill="none" draw:fill-color="#ffffff"/>
    </style:style>
    <style:style style:name="P64" style:family="paragraph">
      <loext:graphic-properties draw:fill-color="#8f93c7"/>
    </style:style>
    <style:style style:name="P65" style:family="paragraph">
      <loext:graphic-properties draw:fill-color="#8ccfb7"/>
    </style:style>
    <style:style style:name="P66" style:family="paragraph">
      <loext:graphic-properties draw:fill-color="#f9a870"/>
    </style:style>
    <style:style style:name="P67" style:family="paragraph">
      <loext:graphic-properties draw:fill="none" draw:fill-color="#ffffff"/>
      <style:text-properties fo:font-size="18pt" style:font-size-asian="18pt" style:font-size-complex="18pt"/>
    </style:style>
    <style:style style:name="P68" style:family="paragraph">
      <style:paragraph-properties fo:text-align="start"/>
    </style:style>
    <style:style style:name="P69" style:family="paragraph">
      <loext:graphic-properties draw:fill="none" draw:fill-color="#ffffff"/>
      <style:paragraph-properties fo:text-align="start"/>
      <style:text-properties style:text-position="-33% 58%" fo:font-size="18pt" style:font-size-asian="18pt" style:font-size-complex="18pt"/>
    </style:style>
    <style:style style:name="P70" style:family="paragraph">
      <loext:graphic-properties draw:fill="none" draw:fill-color="#ffffff"/>
      <style:paragraph-properties fo:text-align="center"/>
      <style:text-properties fo:font-size="12pt" style:font-size-asian="12pt" style:font-size-complex="12pt"/>
    </style:style>
    <style:style style:name="P71" style:family="paragraph">
      <loext:graphic-properties draw:fill="none" draw:fill-color="#ffffff"/>
      <style:text-properties style:font-name="DejaVu Sans Mono" fo:font-size="12pt" style:font-name-complex="DejaVu Sans Mono"/>
    </style:style>
    <style:style style:name="P72" style:family="paragraph">
      <loext:graphic-properties draw:fill="none" draw:fill-color="#ffffff"/>
      <style:text-properties fo:font-size="12pt"/>
    </style:style>
    <style:style style:name="T1" style:family="text">
      <style:text-properties officeooo:rsid="00061095"/>
    </style:style>
    <style:style style:name="T2" style:family="text">
      <style:text-properties officeooo:rsid="0007977f"/>
    </style:style>
    <style:style style:name="T3" style:family="text">
      <style:text-properties officeooo:rsid="000afacf"/>
    </style:style>
    <style:style style:name="T4" style:family="text">
      <style:text-properties officeooo:rsid="000f52f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f52f2"/>
    </style:style>
    <style:style style:name="T7" style:family="text">
      <style:text-properties officeooo:rsid="0010595d"/>
    </style:style>
    <style:style style:name="T8" style:family="text">
      <style:text-properties officeooo:rsid="00125419"/>
    </style:style>
    <style:style style:name="T9" style:family="text">
      <style:text-properties officeooo:rsid="00154093"/>
    </style:style>
    <style:style style:name="T10" style:family="text">
      <style:text-properties officeooo:rsid="0015ed84"/>
    </style:style>
    <style:style style:name="T11" style:family="text">
      <style:text-properties style:font-name="Liberation Serif1" officeooo:rsid="0015ed84" style:font-name-asian="Liberation Serif1" style:font-name-complex="Liberation Serif1"/>
    </style:style>
    <style:style style:name="T12" style:family="text">
      <style:text-properties officeooo:rsid="00174444"/>
    </style:style>
    <style:style style:name="T13" style:family="text">
      <style:text-properties officeooo:rsid="0018bac5"/>
    </style:style>
    <style:style style:name="T14" style:family="text">
      <style:text-properties fo:font-weight="bold" style:font-weight-asian="bold" style:font-weight-complex="bold"/>
    </style:style>
    <style:style style:name="T15" style:family="text">
      <style:text-properties style:text-position="sub 58%" style:font-name="Liberation Serif" fo:font-size="18pt" style:text-underline-style="none" officeooo:rsid="001e900b" style:font-size-asian="18pt" style:font-size-complex="18pt"/>
    </style:style>
    <style:style style:name="T16" style:family="text">
      <style:text-properties style:text-position="sub 58%" style:font-name="Liberation Serif" fo:font-size="18pt" fo:font-style="normal" fo:font-weight="normal" officeooo:rsid="001e900b" style:font-size-asian="18pt" style:font-style-asian="normal" style:font-weight-asian="normal" style:font-size-complex="18pt"/>
    </style:style>
    <style:style style:name="T17" style:family="text">
      <style:text-properties style:text-position="sub 58%" style:font-name="Liberation Serif" fo:font-size="16pt" style:text-underline-style="none" officeooo:rsid="001e900b" style:font-size-asian="16pt" style:font-size-complex="16pt"/>
    </style:style>
    <style:style style:name="T18" style:family="text">
      <style:text-properties style:text-position="sub 58%" style:font-name="Liberation Serif" fo:font-size="16pt" style:text-underline-style="none" fo:font-weight="normal" officeooo:rsid="001e900b" style:font-size-asian="16pt" style:font-weight-asian="normal" style:font-size-complex="16pt" style:font-weight-complex="normal"/>
    </style:style>
    <style:style style:name="T19" style:family="text">
      <style:text-properties style:text-position="sub 58%" style:font-name="Liberation Serif" fo:font-size="16pt" fo:font-style="normal" fo:font-weight="normal" officeooo:rsid="001e900b" style:font-size-asian="16pt" style:font-style-asian="normal" style:font-weight-asian="normal" style:font-size-complex="16pt"/>
    </style:style>
    <style:style style:name="T20" style:family="text">
      <style:text-properties style:text-position="sub 58%" style:font-name="Liberation Serif" fo:font-size="12pt" fo:font-style="normal" fo:font-weight="normal" officeooo:rsid="001e900b" style:font-size-asian="12pt" style:font-style-asian="normal" style:font-weight-asian="normal" style:font-size-complex="12pt"/>
    </style:style>
    <style:style style:name="T21" style:family="text">
      <style:text-properties style:text-position="0% 100%" style:font-name="Liberation Serif" style:text-underline-style="none" officeooo:rsid="001e900b"/>
    </style:style>
    <style:style style:name="T22" style:family="text">
      <style:text-properties style:text-position="0% 100%" style:font-name="Liberation Serif" style:text-underline-style="none" fo:font-weight="normal" officeooo:rsid="001e900b" style:font-weight-asian="normal" style:font-weight-complex="normal"/>
    </style:style>
    <style:style style:name="T23" style:family="text">
      <style:text-properties style:text-position="0% 100%" style:font-name="Liberation Serif" fo:font-size="20pt" style:text-underline-style="none" officeooo:rsid="001fe5f6" style:font-size-asian="20pt" style:font-size-complex="20pt"/>
    </style:style>
    <style:style style:name="T24" style:family="text">
      <style:text-properties style:text-position="0% 100%" style:font-name="Liberation Serif" fo:font-size="20pt" fo:font-style="normal" style:text-underline-style="none" fo:font-weight="normal" officeooo:rsid="001fe5f6" style:font-size-asian="20pt" style:font-style-asian="normal" style:font-weight-asian="normal" style:font-size-complex="20pt"/>
    </style:style>
    <style:style style:name="T25" style:family="text">
      <style:text-properties style:text-position="0% 100%" style:font-name="Liberation Serif" fo:font-size="12pt" fo:font-style="normal" fo:font-weight="normal" officeooo:rsid="001e900b" style:font-size-asian="12pt" style:font-style-asian="normal" style:font-weight-asian="normal" style:font-size-complex="12pt"/>
    </style:style>
    <style:style style:name="T26" style:family="text">
      <style:text-properties style:text-position="0% 100%" style:font-name="Liberation Serif" fo:font-size="12pt" fo:font-style="normal" fo:font-weight="normal" officeooo:rsid="0023b864" style:font-size-asian="12pt" style:font-style-asian="normal" style:font-weight-asian="normal" style:font-size-complex="12pt"/>
    </style:style>
    <style:style style:name="T27" style:family="text">
      <style:text-properties style:font-name="Liberation Serif" fo:font-size="12pt" fo:font-style="normal" fo:font-weight="normal" style:font-size-asian="12pt" style:font-style-asian="normal" style:font-weight-asian="normal" style:font-size-complex="12pt"/>
    </style:style>
    <style:style style:name="T28" style:family="text">
      <style:text-properties style:font-name="Liberation Serif" fo:font-size="20pt" fo:font-style="normal" fo:font-weight="normal" style:font-size-asian="20pt" style:font-style-asian="normal" style:font-weight-asian="normal" style:font-size-complex="20pt"/>
    </style:style>
    <style:style style:name="T29" style:family="text">
      <style:text-properties officeooo:rsid="002515d6"/>
    </style:style>
    <style:style style:name="T30" style:family="text">
      <style:text-properties officeooo:rsid="0029d9ef"/>
    </style:style>
    <style:style style:name="T31" style:family="text">
      <style:text-properties style:text-position="super 58%"/>
    </style:style>
    <style:style style:name="T32" style:family="text">
      <style:text-properties officeooo:rsid="002ce3d0"/>
    </style:style>
    <style:style style:name="T33" style:family="text">
      <style:text-properties officeooo:rsid="002ee53e"/>
    </style:style>
    <style:style style:name="T34" style:family="text">
      <style:text-properties officeooo:rsid="003078b6"/>
    </style:style>
    <style:style style:name="T35" style:family="text">
      <style:text-properties officeooo:rsid="0031e1da"/>
    </style:style>
    <style:style style:name="T36" style:family="text">
      <style:text-properties officeooo:rsid="0032d9b1"/>
    </style:style>
    <style:style style:name="T37" style:family="text">
      <style:text-properties officeooo:rsid="0033db2f"/>
    </style:style>
    <style:style style:name="T38" style:family="text">
      <style:text-properties officeooo:rsid="00371568"/>
    </style:style>
    <style:style style:name="T39" style:family="text">
      <style:text-properties fo:font-size="18pt" style:font-size-asian="18pt" style:font-size-complex="18pt"/>
    </style:style>
    <style:style style:name="T40" style:family="text">
      <style:text-properties style:text-position="-33% 58%" fo:font-size="18pt" style:font-size-asian="18pt" style:font-size-complex="18pt"/>
    </style:style>
    <style:style style:name="T41" style:family="text">
      <style:text-properties fo:font-size="12pt" style:font-size-asian="12pt" style:font-size-complex="12pt"/>
    </style:style>
    <style:style style:name="T42" style:family="text">
      <style:text-properties style:font-name="Liberation Serif2" fo:font-size="20pt" style:font-size-asian="20pt" style:font-name-complex="Liberation Serif2" style:font-size-complex="20pt"/>
    </style:style>
    <style:style style:name="T43" style:family="text">
      <style:text-properties style:text-position="-25% 58%" style:font-name="Liberation Serif2" fo:font-size="14pt" style:font-size-asian="14pt" style:font-name-complex="Liberation Serif2" style:font-size-complex="14pt"/>
    </style:style>
    <style:style style:name="T44" style:family="text">
      <style:text-properties style:text-position="0% 100%" style:font-name="Liberation Serif2" fo:font-size="20pt" style:font-size-asian="20pt" style:font-name-complex="Liberation Serif2" style:font-size-complex="20pt"/>
    </style:style>
    <style:style style:name="T45" style:family="text">
      <style:text-properties style:font-name="Liberation Serif" fo:font-size="20pt" style:font-size-asian="20pt" style:font-size-complex="20pt"/>
    </style:style>
    <style:style style:name="T46" style:family="text">
      <style:text-properties style:text-position="-25% 58%" style:font-name="Liberation Serif" fo:font-size="14pt" style:font-size-asian="14pt" style:font-size-complex="14pt"/>
    </style:style>
    <style:style style:name="T47" style:family="text">
      <style:text-properties style:font-name="Liberation Serif" fo:font-size="12pt"/>
    </style:style>
    <style:style style:name="T48" style:family="text">
      <style:text-properties style:text-position="0% 100%" style:font-name="Liberation Serif2" fo:font-size="14pt" style:font-size-asian="14pt" style:font-name-complex="Liberation Serif2" style:font-size-complex="14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gr1" style:family="graphic">
      <style:graphic-properties svg:stroke-color="#000000" draw:marker-start="Arrow"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8f93c7" draw:textarea-horizontal-align="justify" draw:textarea-vertical-align="middle" draw:auto-grow-height="false" fo:min-height="2.166cm" fo:min-width="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8ccfb7" draw:textarea-horizontal-align="justify" draw:textarea-vertical-align="middle" draw:auto-grow-height="false" fo:min-height="2.815cm" fo:min-width="1.6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9a870" draw:textarea-horizontal-align="justify" draw:textarea-vertical-align="middle" draw:auto-grow-height="false" fo:min-height="0.746cm" fo:min-width="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Style_20_9" svg:stroke-color="#000000" draw:marker-start=""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Προχωρημένα Θέματα Τεχνολογίας &amp; Εφαρμογών Βάσεων Δεδομένων</text:p>
      <text:p text:style-name="P4">Άσκηση <text:span text:style-name="T2">3</text:span></text:p>
      <text:p text:style-name="P5"/>
      <text:p text:style-name="P5">Όθωνας Γκαβαρδίνας ΑΜ: 2620</text:p>
      <text:p text:style-name="P6"/>
      <text:p text:style-name="P1">ΘΕΜΑ <text:span text:style-name="T1">1</text:span></text:p>
      <text:p text:style-name="P14">(α)</text:p>
      <text:p text:style-name="P8"><draw:line text:anchor-type="paragraph" draw:z-index="0" draw:name="Shape1" draw:style-name="gr1" draw:text-style-name="P62" svg:x1="0.626cm" svg:y1="0.455cm" svg:x2="0.626cm" svg:y2="6.398cm"><text:p/></draw:line><draw:line text:anchor-type="paragraph" draw:z-index="9" draw:name="Shape1" draw:style-name="gr7" draw:text-style-name="P62" svg:x1="4.763cm" svg:y1="0.12cm" svg:x2="4.763cm" svg:y2="7.311cm"><text:p/></draw:line></text:p>
      <text:p text:style-name="P8"><draw:frame draw:style-name="fr1" draw:name="Frame1" text:anchor-type="paragraph" svg:x="0.626cm" svg:y="5.911cm" svg:width="13.69cm" draw:z-index="1"><draw:text-box fo:min-height="0.355cm"><text:p text:style-name="P57"><draw:line text:anchor-type="paragraph" draw:z-index="2" draw:name="Shape1" draw:style-name="gr2" draw:text-style-name="P62" svg:x1="0cm" svg:y1="0cm" svg:x2="13.686cm" svg:y2="0cm"><text:p/></draw:line>0 <text:s text:c="4"/>10 <text:s text:c="5"/>20 <text:s text:c="5"/>30 <text:s text:c="5"/>40 <text:s text:c="4"/>50 <text:s text:c="5"/>60 <text:s text:c="5"/>70 <text:s text:c="5"/>80 <text:s text:c="6"/>90 <text:s text:c="6"/>100</text:p></draw:text-box></draw:frame><draw:frame text:anchor-type="paragraph" draw:z-index="3" draw:name="Shape2" draw:style-name="gr3" draw:text-style-name="P63" svg:width="1.179cm" svg:height="1.059cm" svg:x="1.66cm" svg:y="2.686cm"><draw:text-box><text:p>40 %</text:p></draw:text-box></draw:frame><draw:custom-shape text:anchor-type="paragraph" draw:z-index="4" draw:name="Shape3" draw:style-name="gr4" draw:text-style-name="P64" svg:width="5.051cm" svg:height="2.167cm" svg:x="0.626cm" svg:y="3.745cm"><text:p/><draw:enhanced-geometry svg:viewBox="0 0 21600 21600" draw:type="rectangle" draw:enhanced-path="M 0 0 L 21600 0 21600 21600 0 21600 0 0 Z N"/></draw:custom-shape><draw:custom-shape text:anchor-type="paragraph" draw:z-index="5" draw:name="Shape3" draw:style-name="gr5" draw:text-style-name="P65" svg:width="1.685cm" svg:height="2.816cm" svg:x="5.676cm" svg:y="3.096cm"><text:p/><draw:enhanced-geometry svg:viewBox="0 0 21600 21600" draw:type="rectangle" draw:enhanced-path="M 0 0 L 21600 0 21600 21600 0 21600 0 0 Z N"/></draw:custom-shape><draw:frame text:anchor-type="paragraph" draw:z-index="6" draw:name="Shape2" draw:style-name="gr3" draw:text-style-name="P63" svg:width="1.179cm" svg:height="1.059cm" svg:x="5.798cm" svg:y="2.037cm"><draw:text-box><text:p>45 %</text:p></draw:text-box></draw:frame><draw:custom-shape text:anchor-type="paragraph" draw:z-index="7" draw:name="Shape3" draw:style-name="gr6" draw:text-style-name="P66" svg:width="1.491cm" svg:height="0.747cm" svg:x="7.361cm" svg:y="5.165cm"><text:p/><draw:enhanced-geometry svg:viewBox="0 0 21600 21600" draw:type="rectangle" draw:enhanced-path="M 0 0 L 21600 0 21600 21600 0 21600 0 0 Z N"/></draw:custom-shape><draw:frame text:anchor-type="paragraph" draw:z-index="8" draw:name="Shape2" draw:style-name="gr3" draw:text-style-name="P63" svg:width="1.179cm" svg:height="1.059cm" svg:x="7.673cm" svg:y="4.106cm"><draw:text-box><text:p>15 %</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4">Απ’</text:span> το <text:span text:style-name="T4">ιστόγραμμα</text:span> <text:span text:style-name="T4">και την ερώτηση ισχύει</text:span>:</text:p>
      <text:p text:style-name="P11"><text:span text:style-name="T4">Ποσοστό = </text:span>(50 – 40 / 50 – 0) <text:s/>* 40 % + 45% + 15 % <text:span text:style-name="T4">=</text:span></text:p>
      <text:p text:style-name="P11"><text:tab/> <text:s text:c="3"/><text:span text:style-name="T4">= 1/5 * 40% + 60%</text:span></text:p>
      <text:p text:style-name="P11"><text:tab/> <text:s text:c="3"/><text:span text:style-name="T4">= 8% + 60% <text:s/>= </text:span><text:span text:style-name="T6">68%</text:span></text:p>
      <text:p text:style-name="P12"/>
      <text:p text:style-name="P12">Κάθε πλειάδα της R αποτελεί το 1/30 μιας σελίδας.</text:p>
      <text:p text:style-name="P12">Κάθε πλειάδα της S αποτελεί το 1/20 μιας σελίδας.</text:p>
      <text:p text:style-name="P12">Συνόλικα μια πλειάδα που διαθέτει τα στοιχεία και των δύο αποτελεί:</text:p>
      <text:p text:style-name="P12">1/30 + 1/20 = (20 + 30) / 600 = 5 / 60 = <text:span text:style-name="T5">1/12 μιας σελίδας στο δίσκο</text:span></text:p>
      <text:p text:style-name="P13"/>
      <text:p text:style-name="P14"/>
      <text:p text:style-name="P14">1.</text:p>
      <text:p text:style-name="P7">Το Β είναι κλειδί, οπότε συμμετέχουν 100 διαφορετικές τιμές της S.</text:p>
      <text:p text:style-name="P7">Το Α είναι ξένο κλειδί στο Β, οπότε, η R θα έχει μόνο τιμές του S.</text:p>
      <text:p text:style-name="P7">Στο αποτέλεσμα, θα περιλαμβάνονται όλες οι πλειάδες της R.</text:p>
      <text:p text:style-name="P14">Συνεπώς <text:span text:style-name="T3">150.000 * 100 = 15.000.000 πλειάδες.</text:span></text:p>
      <text:p text:style-name="P7">Δεν υπάρχουν εδώ ελάχιστα και μέγιστα. Μόνο μία περίπτωση.</text:p>
      <text:p text:style-name="P14"/>
      <text:p text:style-name="P14">Στην περίπτωση αυτή:</text:p>
      <text:p text:style-name="P3">Μέγεθος αποτελέσματος:</text:p>
      <text:p text:style-name="P14"><text:span text:style-name="T3">15.000.000 * </text:span>68% = 10200000 πλειάδες.</text:p>
      <text:p text:style-name="P3"/>
      <text:p text:style-name="P3">Χώρος στο δίσκο:</text:p>
      <text:p text:style-name="P14">10200000 * 1/12 = 850000 σελίδες.</text:p>
      <text:p text:style-name="P14"/>
      <text:p text:style-name="P14"/>
      <text:p text:style-name="P14"/>
      <text:p text:style-name="P14"/>
      <text:p text:style-name="P14"/>
      <text:p text:style-name="P14"><text:soft-page-break/>2.</text:p>
      <text:p text:style-name="P9">Το Β είναι κλειδί, οπότε συμμετέχουν 100 διαφορετικές τιμές της S.</text:p>
      <text:p text:style-name="P10"><text:span text:style-name="T7">-Ελάχιστο: </text:span>Η R, στο Α μπορεί να μην περιλαμβάνει καμία από αυτές τις τιμές.</text:p>
      <text:p text:style-name="P14">Τότε το αποτέλεσμα θα έχει 0 πλειάδες και καθόλου χώρο στο δίσκο.</text:p>
      <text:p text:style-name="P10"/>
      <text:p text:style-name="P9"><text:span text:style-name="T7">-Μέγιστο: </text:span>Η R στο Α μπορεί να περιλαμβάνει στη χειρώτερη περίπτωση τις 100 διαφορετικές τιμές διασκορπισμένες σε όλες τις πλειάδες της. Τότε τα ταιριάσματα που θα γίνουν θα φέρουν ως αποτέλεσμα, 150.000 * 100 = 15.000.000 πλειάδες.</text:p>
      <text:p text:style-name="P14">Τότε το αποτέλεσμα θα είναι αυτό της 1. περίπτωσης.</text:p>
      <text:p text:style-name="P14"/>
      <text:p text:style-name="P9">3.</text:p>
      <text:p text:style-name="P9"><text:span text:style-name="T7">Ελάχιστο: </text:span>Το Α και το Β μπορεί να μην έχουν κανένα κοινό.</text:p>
      <text:p text:style-name="P14">Τότε το αποτέλεσμα θα έχει 0 πλειάδες και καθόλου χώρο στο δίσκο.</text:p>
      <text:p text:style-name="P9"/>
      <text:p text:style-name="P9"><text:span text:style-name="T7">Μέγιστο:</text:span> Το Α και το Β μπορεί να έχουν όλες τις τιμές κοινές. Τότε <text:s/>150.000 * 100 = 15.000.000 πλειάδες.</text:p>
      <text:p text:style-name="P14">Τότε το αποτέλεσμα θα είναι αυτό της 1. περίπτωσης.</text:p>
      <text:p text:style-name="P9"/>
      <text:p text:style-name="P9"/>
      <text:p text:style-name="P14">(β)</text:p>
      <text:p text:style-name="P14"><draw:frame text:anchor-type="paragraph" draw:z-index="10" draw:name="Shape4" draw:style-name="gr8" draw:text-style-name="P67" svg:width="1.204cm" svg:height="0.883cm" svg:x="2.549cm" svg:y="0.206cm"><draw:text-box><text:p><text:span text:style-name="T39">σ</text:span><text:span text:style-name="T40">c&gt;</text:span><text:span text:style-name="T40">40</text:span></text:p></draw:text-box></draw:frame><draw:line text:anchor-type="paragraph" draw:z-index="11" draw:name="Shape5" draw:style-name="gr9" draw:text-style-name="P62" svg:x1="2.935cm" svg:y1="1.288cm" svg:x2="2.935cm" svg:y2="2.032cm"><text:p/></draw:line><draw:frame text:anchor-type="paragraph" draw:z-index="12" draw:name="Shape4" draw:style-name="gr8" draw:text-style-name="P69" svg:width="1.204cm" svg:height="0.883cm" svg:x="2.355cm" svg:y="1.82cm"><draw:text-box><text:p text:style-name="P68"><text:span text:style-name="T39">⋈</text:span><text:span text:style-name="T40">A=</text:span><text:span text:style-name="T40">B</text:span></text:p></draw:text-box></draw:frame><draw:line text:anchor-type="paragraph" draw:z-index="13" draw:name="Shape5" draw:style-name="gr9" draw:text-style-name="P62" svg:x1="2.623cm" svg:y1="2.702cm" svg:x2="2.141cm" svg:y2="3.909cm"><text:p/></draw:line><draw:line text:anchor-type="paragraph" draw:z-index="14" draw:name="Shape5" draw:style-name="gr9" draw:text-style-name="P62" svg:x1="3.32cm" svg:y1="2.803cm" svg:x2="3.705cm" svg:y2="3.764cm"><text:p/></draw:line><draw:frame text:anchor-type="paragraph" draw:z-index="15" draw:name="Shape4" draw:style-name="gr10" draw:text-style-name="P70" svg:width="1.204cm" svg:height="0.867cm" svg:x="1.42cm" svg:y="3.909cm"><draw:text-box><text:p text:style-name="P62"><text:span text:style-name="T41">R</text:span></text:p></draw:text-box></draw:frame><draw:frame text:anchor-type="paragraph" draw:z-index="16" draw:name="Shape4" draw:style-name="gr10" draw:text-style-name="P70" svg:width="1.204cm" svg:height="0.867cm" svg:x="3.2cm" svg:y="3.836cm"><draw:text-box><text:p text:style-name="P62"><text:span text:style-name="T41">S</text:span></text:p></draw:text-box></draw:frame><draw:line text:anchor-type="paragraph" draw:z-index="17" draw:name="Shape5" draw:style-name="gr9" draw:text-style-name="P62" svg:x1="2.935cm" svg:y1="1.288cm" svg:x2="2.935cm" svg:y2="2.032cm"><text:p/></draw:line><draw:frame text:anchor-type="paragraph" draw:z-index="18" draw:name="Shape4" draw:style-name="gr8" draw:text-style-name="P69" svg:width="1.204cm" svg:height="0.883cm" svg:x="2.355cm" svg:y="1.82cm"><draw:text-box><text:p text:style-name="P68"><text:span text:style-name="T39">⋈</text:span><text:span text:style-name="T40">A=</text:span><text:span text:style-name="T40">B</text:span></text:p></draw:text-box></draw:frame><draw:line text:anchor-type="paragraph" draw:z-index="19" draw:name="Shape5" draw:style-name="gr9" draw:text-style-name="P62" svg:x1="2.623cm" svg:y1="2.702cm" svg:x2="2.141cm" svg:y2="3.909cm"><text:p/></draw:line><draw:line text:anchor-type="paragraph" draw:z-index="20" draw:name="Shape5" draw:style-name="gr9" draw:text-style-name="P62" svg:x1="3.32cm" svg:y1="2.803cm" svg:x2="3.705cm" svg:y2="3.764cm"><text:p/></draw:line><draw:line text:anchor-type="paragraph" draw:z-index="21" draw:name="Shape5" draw:style-name="gr9" draw:text-style-name="P62" svg:x1="9.142cm" svg:y1="0.252cm" svg:x2="9.142cm" svg:y2="0.996cm"><text:p/></draw:line><draw:frame text:anchor-type="paragraph" draw:z-index="22" draw:name="Shape4" draw:style-name="gr8" draw:text-style-name="P69" svg:width="1.204cm" svg:height="0.883cm" svg:x="8.537cm" svg:y="1.004cm"><draw:text-box><text:p text:style-name="P68"><text:span text:style-name="T39">⋈</text:span><text:span text:style-name="T40">A=</text:span><text:span text:style-name="T40">B</text:span></text:p></draw:text-box></draw:frame><draw:line text:anchor-type="paragraph" draw:z-index="23" draw:name="Shape5" draw:style-name="gr9" draw:text-style-name="P62" svg:x1="8.828cm" svg:y1="1.886cm" svg:x2="8.537cm" svg:y2="2.563cm"><text:p/></draw:line><draw:line text:anchor-type="paragraph" draw:z-index="24" draw:name="Shape5" draw:style-name="gr9" draw:text-style-name="P62" svg:x1="9.502cm" svg:y1="1.886cm" svg:x2="9.887cm" svg:y2="2.847cm"><text:p/></draw:line><draw:frame text:anchor-type="paragraph" draw:z-index="25" draw:name="Shape4" draw:style-name="gr8" draw:text-style-name="P67" svg:width="1.204cm" svg:height="0.883cm" svg:x="7.915cm" svg:y="2.392cm"><draw:text-box><text:p><text:span text:style-name="T39">σ</text:span><text:span text:style-name="T40">c&gt;</text:span><text:span text:style-name="T40">40</text:span></text:p></draw:text-box></draw:frame><draw:line text:anchor-type="paragraph" draw:z-index="26" draw:name="Shape5" draw:style-name="gr9" draw:text-style-name="P62" svg:x1="8.206cm" svg:y1="3.274cm" svg:x2="7.915cm" svg:y2="3.951cm"><text:p/></draw:line><draw:frame text:anchor-type="paragraph" draw:z-index="27" draw:name="Shape4" draw:style-name="gr10" draw:text-style-name="P70" svg:width="1.204cm" svg:height="0.867cm" svg:x="7.191cm" svg:y="3.956cm"><draw:text-box><text:p text:style-name="P62"><text:span text:style-name="T41">R</text:span></text:p></draw:text-box></draw:frame><draw:frame text:anchor-type="paragraph" draw:z-index="28" draw:name="Shape4" draw:style-name="gr10" draw:text-style-name="P70" svg:width="1.204cm" svg:height="0.867cm" svg:x="9.382cm" svg:y="3.02cm"><draw:text-box><text:p text:style-name="P62"><text:span text:style-name="T41">S</text:span></text:p></draw:text-box></draw:frame></text:p>
      <text:p text:style-name="P14"><draw:frame text:anchor-type="paragraph" draw:z-index="29" draw:name="Shape6" draw:style-name="gr11" draw:text-style-name="P63" svg:width="0.89cm" svg:height="0.652cm" svg:x="0.362cm" svg:y="0.102cm"><draw:text-box><text:p>1.</text:p></draw:text-box></draw:frame><draw:frame text:anchor-type="paragraph" draw:z-index="30" draw:name="Shape6" draw:style-name="gr11" draw:text-style-name="P63" svg:width="0.89cm" svg:height="0.652cm" svg:x="6.784cm" svg:y="0.205cm"><draw:text-box><text:p>2.</text:p></draw:text-box></draw:frame></text:p>
      <text:p text:style-name="P14"/>
      <text:p text:style-name="P14"/>
      <text:p text:style-name="P14"/>
      <text:p text:style-name="P14"/>
      <text:p text:style-name="P14"/>
      <text:p text:style-name="P14"/>
      <text:p text:style-name="P14"/>
      <text:p text:style-name="P14"/>
      <text:p text:style-name="P14"/>
      <text:p text:style-name="P16">Στο <text:span text:style-name="T8">πλάνο</text:span> 1, μπορεί να γίνει pipelining, επειδή <text:span text:style-name="T8">είναι αριστεροβαθές δένδρο, και οι πλειάδες μπορούν να εξαχθούν και από την R, και από την S ταυτόχρονα.</text:span></text:p>
      <text:p text:style-name="P17">Στο πλάνο 2, δεν μπορεί να γίνει άμεσα pipelining, μπορεί όμως να εφαρμοστεί πρώτα το φίλτρο της επιλογής σε αυτό και στη συνέχεια να γίνει pipelining στα αποτελέσματα του φίλτρου με τις πλειάδες του S.</text:p>
      <text:p text:style-name="P17"/>
      <text:p text:style-name="P17">Επιλέγω το πλάνο 2.</text:p>
      <text:p text:style-name="P17"/>
      <text:p text:style-name="P18">(γ)</text:p>
      <text:p text:style-name="P18">Με βάση το (α) ερώτημα, αν υποθέσουμε πως η γενική περίπτωση της άσκησης είναι το Β να είναι πρωτεύον κλειδί και το Α ξένο κλειδί, έχουμε range query με:</text:p>
      <text:p text:style-name="P18"/>
      <text:p text:style-name="P18"><text:span text:style-name="T5">Selectivity</text:span>: <text:span text:style-name="T3">15.000.000 * 68% = 10200000 πλειάδες.</text:span></text:p>
      <text:p text:style-name="P19"/>
      <text:p text:style-name="P20"><text:span text:style-name="T5">Κόστος I/O</text:span>:</text:p>
      <text:p text:style-name="P20">Για κάθε μία περίπτωση εφαρμόζω την αντίστοιχη φόρμουλα.</text:p>
      <text:p text:style-name="P21">Μ: σελίδες R (150000 / 30 = 5000)</text:p>
      <text:p text:style-name="P21">m: πλειάδες R (150000)</text:p>
      <text:p text:style-name="P21">N: σελίδες S (100 / 20 = 5)</text:p>
      <text:p text:style-name="P21">n: πλειάδες S (100)</text:p>
      <text:p text:style-name="P21"/>
      <text:p text:style-name="P20"><text:soft-page-break/>1. <text:span text:style-name="T9">Κόστος = Μ + Μ*Ν = 5000 + 5000*100 = 505000 <text:s text:c="4"/>Ι/Ο</text:span></text:p>
      <text:p text:style-name="P22">2. Κόστος = M + <text:span text:style-name="T11">┌</text:span><text:span text:style-name="T10">Μ/B</text:span><text:span text:style-name="T11">┐*N</text:span> = 5000 + <text:span text:style-name="T11">┌</text:span>150000/<text:span text:style-name="T10">52</text:span><text:span text:style-name="T11">┐*100</text:span> = <text:span text:style-name="T10">5000 + 288500 = 293500</text:span> <text:s text:c="3"/>I/O</text:p>
      <text:p text:style-name="P23">3. <text:span text:style-name="T12">θεωρείται τυπικά, Kόστος = Μ + N = 5000 + 5 = 5005 Ι/Ο</text:span></text:p>
      <text:p text:style-name="P24">ενώ μπορεί να φτάσει έως M * N = 5000 * 5 = 25000 I/O</text:p>
      <text:p text:style-name="P24">4. Κόστος = 3 * (Μ+Ν) = 3 * 5005 = 15015 Ι/Ο</text:p>
      <text:p text:style-name="P24"/>
      <text:p text:style-name="P24"/>
      <text:p text:style-name="P24">(δ)</text:p>
      <text:p text:style-name="P25">Πρέπει να ισχύουν οι εξής συνθήκες:</text:p>
      <text:p text:style-name="P25">1. Πρέπει να σπρωχθούν προς τα φύλλα του δέντρου του πλάνου εκτέλεσης οι πράξεις επιλογής.</text:p>
      <text:p text:style-name="P25">2. Πρέπει να τοποθετηθούν οι πράξεις προβολής από το βελτιστοποιητή σε κάθε τελεστή, έτσι ώστε να περνούν μόνο τα γνωρίσματα που χρειάζονται.</text:p>
      <text:p text:style-name="P25">3. Δεν πρέπει να γίνεται χρήση καρτεσιανού γινομένου.</text:p>
      <text:p text:style-name="P25">4. Το πλάνο να είναι ένα αριστεροβαθές δένδρο.</text:p>
      <text:p text:style-name="P25"/>
      <text:p text:style-name="P25">Το πλάνο εκτέλεσης που έχω επιλέξει στο <text:span text:style-name="T13">(β)</text:span> ερώτημα ικανοποιεί αυτές τις συνθήκες, και επομένως διαθέτει το ελάχιστο δυνατό κόστος, <text:span text:style-name="T13">που έχει υπολογισθεί στο ερώτημα (γ).</text:span></text:p>
      <text:p text:style-name="P25"/>
      <text:p text:style-name="P25"/>
      <text:p text:style-name="P25"/>
      <text:p text:style-name="P2">ΘΕΜΑ <text:span text:style-name="T13">2</text:span></text:p>
      <text:p text:style-name="P2"/>
      <text:p text:style-name="P26">1.</text:p>
      <text:p text:style-name="P15"/>
      <text:p text:style-name="P27"><text:span text:style-name="T14">SELECT</text:span> ENAME, ESAL, PID, PBUDGET</text:p>
      <text:p text:style-name="P27"><text:span text:style-name="T14">FROM</text:span> EMP, CREW, PLATFORM</text:p>
      <text:p text:style-name="P27"><text:span text:style-name="T14">WHERE</text:span> ECID=CID and CPID=PID</text:p>
      <text:p text:style-name="P27">and (PLOCATION=’Κύπρος’ or PLOCATION=’Ιόνιο’)</text:p>
      <text:p text:style-name="P27">and ESAL&gt;20000 and E_PREV_SERVICE&lt;20;</text:p>
      <text:p text:style-name="P27"/>
      <text:p text:style-name="P28"/>
      <text:p text:style-name="P56"><text:span text:style-name="T23">π</text:span><text:span text:style-name="T17">ENAME, ESAL, PID, PBUDGET</text:span><text:span text:style-name="T15"> </text:span><text:span text:style-name="T21">(</text:span><text:span text:style-name="T23">σ</text:span><text:span text:style-name="T18">PLOCATION=’Κύπρος’ or PLOCATION=’Ιόνιο’</text:span><text:span text:style-name="T22"> </text:span><text:span text:style-name="T21">(PLATFORM) ..</text:span></text:p>
      <text:p text:style-name="P29"/>
      <text:p text:style-name="P56"><text:span text:style-name="T27">.. </text:span><text:span text:style-name="T28">⋈</text:span><text:span text:style-name="T19">PID=CPID</text:span><text:span text:style-name="T16"> </text:span><text:span text:style-name="T25">(CREW) </text:span><text:span text:style-name="T28">⋈</text:span><text:span text:style-name="T19">CID=ECID</text:span><text:span text:style-name="T20"> </text:span><text:span text:style-name="T24">σ</text:span><text:span text:style-name="T19">ESAL&gt;20000</text:span><text:span text:style-name="T16"> </text:span><text:span text:style-name="T19">and E_PREV_SERVICE&lt;20</text:span><text:span text:style-name="T20"> </text:span><text:span text:style-name="T25">(EMP)</text:span><text:span text:style-name="T26">)</text:span></text:p>
      <text:p text:style-name="P55"/>
      <text:p text:style-name="P55"/>
      <text:p text:style-name="P30">2.</text:p>
      <text:p text:style-name="P30"/>
      <text:p text:style-name="P51">Τυφλή μετάφραση από SQL:</text:p>
      <text:p text:style-name="P51"><draw:frame text:anchor-type="paragraph" draw:z-index="32" draw:name="Shape8" draw:style-name="gr12" draw:text-style-name="P63" svg:width="4.329cm" svg:height="0.847cm" svg:x="1.852cm" svg:y="0.42cm"><draw:text-box><text:p><text:span text:style-name="T42">π</text:span><text:span text:style-name="T43">EN</text:span><text:span text:style-name="T43">AME, </text:span><text:span text:style-name="T43">ESAL, </text:span><text:span text:style-name="T43">PID, </text:span><text:span text:style-name="T43">PBUD</text:span><text:span text:style-name="T43">GET</text:span></text:p></draw:text-box></draw:frame></text:p>
      <text:p text:style-name="P31"><draw:frame text:anchor-type="paragraph" draw:z-index="33" draw:name="Shape8" draw:style-name="gr13" draw:text-style-name="P71" svg:width="16.504cm" svg:height="0.936cm" svg:x="1.85cm" svg:y="1.692cm"><draw:text-box><text:p><text:span text:style-name="T44">σ</text:span><text:span text:style-name="T43">ECI</text:span><text:span text:style-name="T43">D=CID </text:span><text:span text:style-name="T43">and </text:span><text:span text:style-name="T43">CPID=</text:span><text:span text:style-name="T43">PID </text:span><text:span text:style-name="T43">and </text:span><text:span text:style-name="T43">(PLOC</text:span><text:span text:style-name="T43">ATIO</text:span><text:span text:style-name="T43">N=’Κύ</text:span><text:span text:style-name="T43">προς’ </text:span><text:span text:style-name="T43">or </text:span><text:span text:style-name="T43">PLOC</text:span><text:span text:style-name="T43">ATIO</text:span><text:span text:style-name="T43">N=’Ιόν</text:span><text:span text:style-name="T43">ιο’) </text:span><text:span text:style-name="T43">and </text:span><text:span text:style-name="T43">ESAL</text:span><text:span text:style-name="T43">&gt;2000</text:span><text:span text:style-name="T43">0 and </text:span><text:span text:style-name="T43">E_PRE</text:span><text:span text:style-name="T43">V_SER</text:span><text:span text:style-name="T43">VICE&lt;</text:span><text:span text:style-name="T43">20</text:span></text:p></draw:text-box></draw:frame><draw:line text:anchor-type="paragraph" draw:z-index="34" draw:name="Shape7" draw:style-name="gr9" draw:text-style-name="P62" svg:x1="1.997cm" svg:y1="2.626cm" svg:x2="1.997cm" svg:y2="3.397cm"><text:p/></draw:line><draw:frame text:anchor-type="paragraph" draw:z-index="35" draw:name="Shape9" draw:style-name="gr12" draw:text-style-name="P72" svg:width="1.876cm" svg:height="0.847cm" svg:x="0.6cm" svg:y="4.429cm"><draw:text-box><text:p><text:span text:style-name="T45">⋈</text:span><text:span text:style-name="T46">CI</text:span><text:span text:style-name="T46">D=ECI</text:span><text:span text:style-name="T46">D</text:span></text:p></draw:text-box></draw:frame><draw:frame text:anchor-type="paragraph" draw:z-index="36" draw:name="Shape9" draw:style-name="gr12" draw:text-style-name="P72" svg:width="1.876cm" svg:height="0.847cm" svg:x="1.831cm" svg:y="3.325cm"><draw:text-box><text:p><text:span text:style-name="T45">⋈</text:span><text:span text:style-name="T46">CP</text:span><text:span text:style-name="T46">ID=PI</text:span><text:span text:style-name="T46">D</text:span></text:p></draw:text-box></draw:frame><draw:frame text:anchor-type="paragraph" draw:z-index="37" draw:name="Shape9" draw:style-name="gr14" draw:text-style-name="P72" svg:width="0.989cm" svg:height="0.581cm" svg:x="-0.242cm" svg:y="5.895cm"><draw:text-box><text:p><text:span text:style-name="T47">EMP</text:span></text:p></draw:text-box></draw:frame><draw:frame text:anchor-type="paragraph" draw:z-index="38" draw:name="Shape9" draw:style-name="gr15" draw:text-style-name="P72" svg:width="1.373cm" svg:height="0.556cm" svg:x="1.369cm" svg:y="5.897cm"><draw:text-box><text:p><text:span text:style-name="T47">CRE</text:span><text:span text:style-name="T47">W</text:span></text:p></draw:text-box></draw:frame><draw:frame text:anchor-type="paragraph" draw:z-index="39" draw:name="Shape9" draw:style-name="gr16" draw:text-style-name="P72" svg:width="2.431cm" svg:height="0.532cm" svg:x="3.969cm" svg:y="5.897cm"><draw:text-box><text:p><text:span text:style-name="T47">PLA</text:span><text:span text:style-name="T47">TFO</text:span><text:span text:style-name="T47">RM</text:span></text:p></draw:text-box></draw:frame><draw:line text:anchor-type="paragraph" draw:z-index="40" draw:name="Shape7" draw:style-name="gr9" draw:text-style-name="P62" svg:x1="0.6cm" svg:y1="5.124cm" svg:x2="0.145cm" svg:y2="5.895cm"><text:p/></draw:line><draw:line text:anchor-type="paragraph" draw:z-index="41" draw:name="Shape7" draw:style-name="gr9" draw:text-style-name="P62" svg:x1="1.831cm" svg:y1="4.022cm" svg:x2="1.131cm" svg:y2="4.743cm"><text:p/></draw:line><draw:line text:anchor-type="paragraph" draw:z-index="42" draw:name="Shape7" draw:style-name="gr9" draw:text-style-name="P62" svg:x1="0.866cm" svg:y1="5.032cm" svg:x2="1.467cm" svg:y2="5.896cm"><text:p/></draw:line><draw:line text:anchor-type="paragraph" draw:z-index="43" draw:name="Shape7" draw:style-name="gr9" draw:text-style-name="P62" svg:x1="2.118cm" svg:y1="3.997cm" svg:x2="3.968cm" svg:y2="5.897cm"><text:p/></draw:line><draw:line text:anchor-type="paragraph" draw:z-index="31" draw:name="Shape7" draw:style-name="gr9" draw:text-style-name="P62" svg:x1="2.044cm" svg:y1="0.896cm" svg:x2="2.069cm" svg:y2="1.93cm"><text:p/></draw:line></text:p>
      <text:p text:style-name="P31"/>
      <text:p text:style-name="P31"/>
      <text:p text:style-name="P31"/>
      <text:p text:style-name="P31"/>
      <text:p text:style-name="P31"/>
      <text:p text:style-name="P31"/>
      <text:p text:style-name="P31"/>
      <text:p text:style-name="P31"/>
      <text:p text:style-name="P31"/>
      <text:p text:style-name="P31"/>
      <text:p text:style-name="P52"><text:soft-page-break/>1ο εναλλακτικό πλάνο:</text:p>
      <text:p text:style-name="P52"/>
      <text:p text:style-name="P52"><draw:frame text:anchor-type="paragraph" draw:z-index="44" draw:name="Shape8" draw:style-name="gr12" draw:text-style-name="P63" svg:width="4.329cm" svg:height="0.847cm" svg:x="6.71cm" svg:y="0.228cm"><draw:text-box><text:p><text:span text:style-name="T42">π</text:span><text:span text:style-name="T43">EN</text:span><text:span text:style-name="T43">AME, </text:span><text:span text:style-name="T43">ESAL, </text:span><text:span text:style-name="T43">PID, </text:span><text:span text:style-name="T43">PBUD</text:span><text:span text:style-name="T43">GET</text:span></text:p></draw:text-box></draw:frame><draw:line text:anchor-type="paragraph" draw:z-index="45" draw:name="Shape7" draw:style-name="gr9" draw:text-style-name="P62" svg:x1="6.881cm" svg:y1="0.954cm" svg:x2="6.906cm" svg:y2="1.988cm"><text:p/></draw:line><draw:frame text:anchor-type="paragraph" draw:z-index="46" draw:name="Shape9" draw:style-name="gr12" draw:text-style-name="P72" svg:width="1.876cm" svg:height="0.847cm" svg:x="6.69cm" svg:y="1.76cm"><draw:text-box><text:p><text:span text:style-name="T45">⋈</text:span><text:span text:style-name="T46">CP</text:span><text:span text:style-name="T46">ID=PI</text:span><text:span text:style-name="T46">D</text:span></text:p></draw:text-box></draw:frame><draw:frame text:anchor-type="paragraph" draw:z-index="47" draw:name="Shape9" draw:style-name="gr12" draw:text-style-name="P72" svg:width="1.876cm" svg:height="0.847cm" svg:x="2.45cm" svg:y="3.249cm"><draw:text-box><text:p><text:span text:style-name="T45">⋈</text:span><text:span text:style-name="T46">CI</text:span><text:span text:style-name="T46">D=ECI</text:span><text:span text:style-name="T46">D</text:span></text:p></draw:text-box></draw:frame><draw:frame text:anchor-type="paragraph" draw:z-index="48" draw:name="Shape9" draw:style-name="gr14" draw:text-style-name="P72" svg:width="0.989cm" svg:height="0.581cm" svg:x="-1.517cm" svg:y="6.013cm"><draw:text-box><text:p><text:span text:style-name="T47">EMP</text:span></text:p></draw:text-box></draw:frame><draw:frame text:anchor-type="paragraph" draw:z-index="49" draw:name="Shape9" draw:style-name="gr15" draw:text-style-name="P72" svg:width="1.373cm" svg:height="0.556cm" svg:x="5.025cm" svg:y="5.918cm"><draw:text-box><text:p><text:span text:style-name="T47">CRE</text:span><text:span text:style-name="T47">W</text:span></text:p></draw:text-box></draw:frame><draw:frame text:anchor-type="paragraph" draw:z-index="50" draw:name="Shape9" draw:style-name="gr16" draw:text-style-name="P72" svg:width="2.431cm" svg:height="0.532cm" svg:x="9.91cm" svg:y="5.918cm"><draw:text-box><text:p><text:span text:style-name="T47">PLA</text:span><text:span text:style-name="T47">TFO</text:span><text:span text:style-name="T47">RM</text:span></text:p></draw:text-box></draw:frame><draw:frame text:anchor-type="paragraph" draw:z-index="51" draw:name="Shape8" draw:style-name="gr13" draw:text-style-name="P71" svg:width="5.516cm" svg:height="0.936cm" svg:x="-1.159cm" svg:y="4.53cm"><draw:text-box><text:p><text:span text:style-name="T44">σ</text:span><text:span text:style-name="T43">ES</text:span><text:span text:style-name="T43">AL&gt;20</text:span><text:span text:style-name="T43">000 </text:span><text:span text:style-name="T43">and </text:span><text:span text:style-name="T43">E_PRE</text:span><text:span text:style-name="T43">V_SER</text:span><text:span text:style-name="T43">VICE&lt;</text:span><text:span text:style-name="T43">20</text:span></text:p></draw:text-box></draw:frame><draw:frame text:anchor-type="paragraph" draw:z-index="52" draw:name="Shape8" draw:style-name="gr13" draw:text-style-name="P71" svg:width="6.215cm" svg:height="0.936cm" svg:x="9.208cm" svg:y="4.579cm"><draw:text-box><text:p><text:span text:style-name="T44">σ</text:span><text:span text:style-name="T43">PL</text:span><text:span text:style-name="T43">OCATI</text:span><text:span text:style-name="T43">ON=’</text:span><text:span text:style-name="T43">Κύπρο</text:span><text:span text:style-name="T43">ς’ or </text:span><text:span text:style-name="T43">PLOC</text:span><text:span text:style-name="T43">ATIO</text:span><text:span text:style-name="T43">N=’Ιόν</text:span><text:span text:style-name="T43">ιο’</text:span></text:p></draw:text-box></draw:frame><draw:line text:anchor-type="paragraph" draw:z-index="53" draw:name="Shape7" draw:style-name="gr9" draw:text-style-name="P62" svg:x1="6.591cm" svg:y1="2.274cm" svg:x2="2.792cm" svg:y2="3.503cm"><text:p/></draw:line><draw:line text:anchor-type="paragraph" draw:z-index="54" draw:name="Shape7" draw:style-name="gr9" draw:text-style-name="P62" svg:x1="6.953cm" svg:y1="2.397cm" svg:x2="9.207cm" svg:y2="4.752cm"><text:p/></draw:line><draw:line text:anchor-type="paragraph" draw:z-index="55" draw:name="Shape7" draw:style-name="gr9" draw:text-style-name="P62" svg:x1="2.648cm" svg:y1="3.888cm" svg:x2="-0.649cm" svg:y2="4.825cm"><text:p/></draw:line><draw:line text:anchor-type="paragraph" draw:z-index="56" draw:name="Shape7" draw:style-name="gr9" draw:text-style-name="P62" svg:x1="-0.96cm" svg:y1="5.237cm" svg:x2="-1.226cm" svg:y2="6.013cm"><text:p/></draw:line><draw:line text:anchor-type="paragraph" draw:z-index="57" draw:name="Shape7" draw:style-name="gr9" draw:text-style-name="P62" svg:x1="2.792cm" svg:y1="3.912cm" svg:x2="5.219cm" svg:y2="5.918cm"><text:p/></draw:line><draw:line text:anchor-type="paragraph" draw:z-index="58" draw:name="Shape7" draw:style-name="gr9" draw:text-style-name="P62" svg:x1="9.504cm" svg:y1="5.283cm" svg:x2="9.91cm" svg:y2="5.918cm"><text:p/></draw:lin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draw:frame text:anchor-type="paragraph" draw:z-index="59" draw:name="Shape8" draw:style-name="gr12" draw:text-style-name="P63" svg:width="4.329cm" svg:height="0.847cm" svg:x="6.733cm" svg:y="0.852cm"><draw:text-box><text:p><text:span text:style-name="T42">π</text:span><text:span text:style-name="T43">EN</text:span><text:span text:style-name="T43">AME, </text:span><text:span text:style-name="T43">ESAL, </text:span><text:span text:style-name="T43">PID, </text:span><text:span text:style-name="T43">PBUD</text:span><text:span text:style-name="T43">GET</text:span></text:p></draw:text-box></draw:frame><draw:line text:anchor-type="paragraph" draw:z-index="60" draw:name="Shape7" draw:style-name="gr9" draw:text-style-name="P62" svg:x1="6.904cm" svg:y1="1.579cm" svg:x2="6.929cm" svg:y2="2.613cm"><text:p/></draw:line><draw:frame text:anchor-type="paragraph" draw:z-index="61" draw:name="Shape9" draw:style-name="gr12" draw:text-style-name="P72" svg:width="1.876cm" svg:height="0.847cm" svg:x="6.713cm" svg:y="2.385cm"><draw:text-box><text:p><text:span text:style-name="T45">⋈</text:span><text:span text:style-name="T46">CP</text:span><text:span text:style-name="T46">ID=PI</text:span><text:span text:style-name="T46">D</text:span></text:p></draw:text-box></draw:frame><draw:frame text:anchor-type="paragraph" draw:z-index="62" draw:name="Shape9" draw:style-name="gr12" draw:text-style-name="P72" svg:width="1.876cm" svg:height="0.847cm" svg:x="2.473cm" svg:y="3.874cm"><draw:text-box><text:p><text:span text:style-name="T45">⋈</text:span><text:span text:style-name="T46">CI</text:span><text:span text:style-name="T46">D=ECI</text:span><text:span text:style-name="T46">D</text:span></text:p></draw:text-box></draw:frame><draw:frame text:anchor-type="paragraph" draw:z-index="63" draw:name="Shape9" draw:style-name="gr14" draw:text-style-name="P72" svg:width="0.989cm" svg:height="0.581cm" svg:x="-1.494cm" svg:y="6.638cm"><draw:text-box><text:p><text:span text:style-name="T47">EMP</text:span></text:p></draw:text-box></draw:frame><draw:frame text:anchor-type="paragraph" draw:z-index="64" draw:name="Shape9" draw:style-name="gr15" draw:text-style-name="P72" svg:width="1.373cm" svg:height="0.556cm" svg:x="12.818cm" svg:y="7.07cm"><draw:text-box><text:p><text:span text:style-name="T47">CRE</text:span><text:span text:style-name="T47">W</text:span></text:p></draw:text-box></draw:frame><draw:frame text:anchor-type="paragraph" draw:z-index="65" draw:name="Shape9" draw:style-name="gr16" draw:text-style-name="P72" svg:width="2.431cm" svg:height="0.532cm" svg:x="5.627cm" svg:y="7.024cm"><draw:text-box><text:p><text:span text:style-name="T47">PLA</text:span><text:span text:style-name="T47">TFO</text:span><text:span text:style-name="T47">RM</text:span></text:p></draw:text-box></draw:frame><draw:frame text:anchor-type="paragraph" draw:z-index="66" draw:name="Shape8" draw:style-name="gr13" draw:text-style-name="P71" svg:width="5.516cm" svg:height="0.936cm" svg:x="-1.136cm" svg:y="5.154cm"><draw:text-box><text:p><text:span text:style-name="T44">σ</text:span><text:span text:style-name="T43">ES</text:span><text:span text:style-name="T43">AL&gt;20</text:span><text:span text:style-name="T43">000 </text:span><text:span text:style-name="T43">and </text:span><text:span text:style-name="T43">E_PRE</text:span><text:span text:style-name="T43">V_SER</text:span><text:span text:style-name="T43">VICE&lt;</text:span><text:span text:style-name="T43">20</text:span></text:p></draw:text-box></draw:frame><draw:frame text:anchor-type="paragraph" draw:z-index="67" draw:name="Shape8" draw:style-name="gr13" draw:text-style-name="P71" svg:width="6.215cm" svg:height="0.936cm" svg:x="4.979cm" svg:y="5.607cm"><draw:text-box><text:p><text:span text:style-name="T44">σ</text:span><text:span text:style-name="T43">PL</text:span><text:span text:style-name="T43">OCATI</text:span><text:span text:style-name="T43">ON=’</text:span><text:span text:style-name="T43">Κύπρο</text:span><text:span text:style-name="T43">ς’ or </text:span><text:span text:style-name="T43">PLOC</text:span><text:span text:style-name="T43">ATIO</text:span><text:span text:style-name="T43">N=’Ιόν</text:span><text:span text:style-name="T43">ιο’</text:span></text:p></draw:text-box></draw:frame><draw:line text:anchor-type="paragraph" draw:z-index="68" draw:name="Shape7" draw:style-name="gr9" draw:text-style-name="P62" svg:x1="6.614cm" svg:y1="2.898cm" svg:x2="2.815cm" svg:y2="4.127cm"><text:p/></draw:line><draw:line text:anchor-type="paragraph" draw:z-index="69" draw:name="Shape7" draw:style-name="gr9" draw:text-style-name="P62" svg:x1="2.838cm" svg:y1="4.609cm" svg:x2="4.979cm" svg:y2="6.061cm"><text:p/></draw:line><draw:line text:anchor-type="paragraph" draw:z-index="70" draw:name="Shape7" draw:style-name="gr9" draw:text-style-name="P62" svg:x1="2.671cm" svg:y1="4.512cm" svg:x2="-0.626cm" svg:y2="5.449cm"><text:p/></draw:line><draw:line text:anchor-type="paragraph" draw:z-index="71" draw:name="Shape7" draw:style-name="gr9" draw:text-style-name="P62" svg:x1="-0.937cm" svg:y1="5.861cm" svg:x2="-1.203cm" svg:y2="6.637cm"><text:p/></draw:line><draw:line text:anchor-type="paragraph" draw:z-index="72" draw:name="Shape7" draw:style-name="gr9" draw:text-style-name="P62" svg:x1="6.902cm" svg:y1="3.094cm" svg:x2="12.917cm" svg:y2="6.878cm"><text:p/></draw:line><draw:line text:anchor-type="paragraph" draw:z-index="73" draw:name="Shape7" draw:style-name="gr9" draw:text-style-name="P62" svg:x1="5.221cm" svg:y1="6.389cm" svg:x2="5.627cm" svg:y2="7.024cm"><text:p/></draw:line><text:span text:style-name="T29">2</text:span>ο εναλλακτικό πλάνο:</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2">Στα δύο παραπάνω πλάνα πληρούνται οι εξής προυποθέσεις:</text:p>
      <text:p text:style-name="P32">-Τα selections έχουν τοποθετηθεί όσο πιο κοντά στα φύλλα γίνεται.</text:p>
      <text:p text:style-name="P32">-Για κάθε τελεστή γίνονται projections με βάση τα πεδία που χρειάζεται ο DBMS.</text:p>
      <text:p text:style-name="P32">-Δεν περιλαμβάνονται καρτεσιανά γινόμενα.</text:p>
      <text:p text:style-name="P32">-Τα πλάνα αποτελούν αριστεροβαθή δέντρα, δηλαδή, σε κάθε join πράξη, εκτός της πρώτης, αριστερά βρίσκεται το output της προηγούμενης πράξης και δεξιά βρίσκεται πίνακας.</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3.</text:p>
      <text:p text:style-name="P32"/>
      <text:p text:style-name="P32">Θα επιλέξω το 1ο εναλλακτικό πλάνο εκτέλεσης.</text:p>
      <text:p text:style-name="P32"><draw:frame text:anchor-type="paragraph" draw:z-index="75" draw:name="Shape8" draw:style-name="gr13" draw:text-style-name="P71" svg:width="1.784cm" svg:height="0.936cm" svg:x="9.185cm" svg:y="0.18cm"><draw:text-box><text:p><text:span text:style-name="T44">σ</text:span><text:span text:style-name="T43"> </text:span><text:span text:style-name="T43">Α&lt;=v</text:span><text:span text:style-name="T48">(</text:span><text:span text:style-name="T48">r)</text:span></text:p></draw:text-box></draw:frame></text:p>
      <text:p text:style-name="P33">Γενικά, για nr εγγραφές της σχέσης r, και την πράξη <text:s text:c="18"/>, με v σταθερά και Α το γνώρισμα που με ενδιαφέρει ισχύει:</text:p>
      <text:p text:style-name="P33"/>
      <text:p text:style-name="P33"><text:tab/><text:tab/><text:span text:style-name="T33">εγγραφές = </text:span>nr * (v - min(A, r)) / (max(A, r) – min(A, r))</text:p>
      <text:p text:style-name="P34"/>
      <text:p text:style-name="P34">και όταν, στην επιλογή υπάρχει σύζευξη, <text:span text:style-name="T30">ισχύει ο τύπος:</text:span></text:p>
      <text:p text:style-name="P36">nr * (Σ<text:span text:style-name="T34">i</text:span> <text:span text:style-name="T34">πιθi</text:span>) / nr<text:span text:style-name="T31">n</text:span></text:p>
      <text:p text:style-name="P32"><draw:frame text:anchor-type="paragraph" draw:z-index="74" draw:name="Shape8" draw:style-name="gr13" draw:text-style-name="P71" svg:width="5.516cm" svg:height="0.936cm" svg:x="-0.125cm" svg:y="0.175cm"><draw:text-box><text:p><text:span text:style-name="T44">σ</text:span><text:span text:style-name="T43">ES</text:span><text:span text:style-name="T43">AL&gt;20</text:span><text:span text:style-name="T43">000 </text:span><text:span text:style-name="T43">and </text:span><text:span text:style-name="T43">E_PRE</text:span><text:span text:style-name="T43">V_SER</text:span><text:span text:style-name="T43">VICE&lt;</text:span><text:span text:style-name="T43">20</text:span></text:p></draw:text-box></draw:frame></text:p>
      <text:p text:style-name="P32"/>
      <text:p text:style-name="P33"/>
      <text:p text:style-name="P34">nr = 1000</text:p>
      <text:p text:style-name="P34">min(EMP, ESAL) = 20.000</text:p>
      <text:p text:style-name="P34">max(EMP, ESAL) = 600000</text:p>
      <text:p text:style-name="P34">min(EMP, <text:s/>E_PREV_SERVICE) = 0</text:p>
      <text:p text:style-name="P34">max(EMP, E_PREV_SERVICE) = 39</text:p>
      <text:p text:style-name="P34"/>
      <text:p text:style-name="P34">Επειδή το γνώρισμα E_PREV_SERVICE ξεκινά απ’ το 0, προσθέτω +1 και +2, για να προκύψουν συνολικά 40 πλειάδες. (έστω 1 με 41)</text:p>
      <text:p text:style-name="P34"/>
      <text:p text:style-name="P34"><text:span text:style-name="T34">πιθ1</text:span> = 1000 * ( 60000 – 20001) / (60000 – 20000) = 1000 * 39999 / 40000 = </text:p>
      <text:p text:style-name="P34">39999000 / 40000 = 999,975</text:p>
      <text:p text:style-name="P34"/>
      <text:p text:style-name="P35"><text:span text:style-name="T34">πιθ2</text:span> = 1000 * ( 21 – 1 - 1) / (41 – 1) = 950</text:p>
      <text:p text:style-name="P35"/>
      <text:p text:style-name="P37"><text:span text:style-name="T34">εγγραφές</text:span> = 1000 * <text:span text:style-name="T34">πιθ1</text:span> * <text:span text:style-name="T34">πιθ2</text:span> / 1000 * 1000 = 949976250 / 1000000 = 949,97625<text:span text:style-name="T33"> <text:tab/><text:tab/><text:tab/><text:tab/><text:tab/><text:tab/><text:tab/><text:tab/><text:tab/><text:tab/><text:tab/> <text:s text:c="5"/>(~950)</text:span></text:p>
      <text:p text:style-name="P58"/>
      <text:p text:style-name="P37"/>
      <text:p text:style-name="P37"><draw:frame text:anchor-type="paragraph" draw:z-index="76" draw:name="Shape8" draw:style-name="gr13" draw:text-style-name="P71" svg:width="6.215cm" svg:height="0.936cm" svg:x="0.067cm" svg:y="0.206cm"><draw:text-box><text:p><text:span text:style-name="T44">σ</text:span><text:span text:style-name="T43">PL</text:span><text:span text:style-name="T43">OCATI</text:span><text:span text:style-name="T43">ON=’</text:span><text:span text:style-name="T43">Κύπρο</text:span><text:span text:style-name="T43">ς’ or </text:span><text:span text:style-name="T43">PLOC</text:span><text:span text:style-name="T43">ATIO</text:span><text:span text:style-name="T43">N=’Ιόν</text:span><text:span text:style-name="T43">ιο’</text:span></text:p></draw:text-box></draw:frame></text:p>
      <text:p text:style-name="P35"/>
      <text:p text:style-name="P38"/>
      <text:p text:style-name="P39">Ο τύπος για ισότητα είναι:<text:tab/><text:tab/>selectivity = nr / V(A, r)</text:p>
      <text:p text:style-name="P39">όπου V(A, r) είναι ο αριθμός των ξ<text:span text:style-name="T35">ε</text:span>χωριστών τιμών εμφάνησης της σχέσης r, για την ιδιότητα Α.</text:p>
      <text:p text:style-name="P39"/>
      <text:p text:style-name="P39">και για τη διάζευξη ισχύει ο τύπος selectivity = 1 - ( 1 – selectivity1/nr) * (1 – selectivity2/nr) *...</text:p>
      <text:p text:style-name="P43">και έτσι παίρνω μια πιθανότητα η οποία ονομάζεται </text:p>
      <text:p text:style-name="P35"/>
      <text:p text:style-name="P39">nr = 20</text:p>
      <text:p text:style-name="P39">V(PLOCATION, PLATFORM) = 5</text:p>
      <text:p text:style-name="P39"/>
      <text:p text:style-name="P39"><text:span text:style-name="T35">πιθ1</text:span> = 20/5 = 4</text:p>
      <text:p text:style-name="P39"/>
      <text:p text:style-name="P39"><text:span text:style-name="T35">πιθ</text:span>2 = 20/5 = 4</text:p>
      <text:p text:style-name="P39"/>
      <text:p text:style-name="P39">selectivity = 1 – (1 – 4/20) * (1 – 4/20) <text:s/>= 1 – <text:span text:style-name="T32">4/5*4/5 = 1 – 0.64 = 0.36</text:span></text:p>
      <text:p text:style-name="P39"/>
      <text:p text:style-name="P46">και</text:p>
      <text:p text:style-name="P46">εγγραφές = nr * selectivity = 20 * 0.36 = 7,2 <text:tab/>(~7)</text:p>
      <text:p text:style-name="P59"><text:soft-page-break/></text:p>
      <text:p text:style-name="P39"/>
      <text:p text:style-name="P39"/>
      <text:p text:style-name="P39"/>
      <text:p text:style-name="P39"/>
      <text:p text:style-name="P39"><draw:frame text:anchor-type="paragraph" draw:z-index="77" draw:name="Shape9" draw:style-name="gr12" draw:text-style-name="P72" svg:width="1.876cm" svg:height="0.847cm" svg:x="0.092cm" svg:y="0.291cm"><draw:text-box><text:p><text:span text:style-name="T45">⋈</text:span><text:span text:style-name="T46">CID</text:span><text:span text:style-name="T46">=ECID</text:span></text:p></draw:text-box></draw:frame></text:p>
      <text:p text:style-name="P39"/>
      <text:p text:style-name="P39"/>
      <text:p text:style-name="P40">Εγγραφές που έρχονται από αριστερά: <text:span text:style-name="T33">950</text:span></text:p>
      <text:p text:style-name="P43">Εγγραφές που έρχονται από δεξιά: <text:span text:style-name="T36">Δεν γνωρίζω</text:span></text:p>
      <text:p text:style-name="P43"/>
      <text:p text:style-name="P47">Αφού γίνεται συνένωση με γνώρισμα το κλειδί CID της σχέσης CREW, το οποίο έχει ξένο κλειδί το ECID, της σχέσης EMP, οι εγγραφές που θα προκύψουν θα είναι αυτές του <text:span text:style-name="T37">αριστερού μέλους</text:span>.</text:p>
      <text:p text:style-name="P47"/>
      <text:p text:style-name="P47">Επομένως: Εγγραφές = 950</text:p>
      <text:p text:style-name="P60"/>
      <text:p text:style-name="P47"><draw:frame text:anchor-type="paragraph" draw:z-index="78" draw:name="Shape9" draw:style-name="gr12" draw:text-style-name="P72" svg:width="1.876cm" svg:height="0.847cm" svg:x="-0.044cm" svg:y="0.284cm"><draw:text-box><text:p><text:span text:style-name="T45">⋈</text:span><text:span text:style-name="T46">CPID=PID</text:span></text:p></draw:text-box></draw:frame></text:p>
      <text:p text:style-name="P47"/>
      <text:p text:style-name="P47"/>
      <text:p text:style-name="P41">Εγγραφές που έρχονται από αριστερά: <text:span text:style-name="T33">950</text:span></text:p>
      <text:p text:style-name="P44">Εγγραφές που έρχονται από δεξιά: <text:span text:style-name="T37">7</text:span></text:p>
      <text:p text:style-name="P44"/>
      <text:p text:style-name="P48">Αφού γίνεται συνένωση με γνώρισμα το κλειδί <text:span text:style-name="T37">PID</text:span> της σχέσης <text:span text:style-name="T37">PLATFORM</text:span>, το οποίο έχει ξένο κλειδί το <text:span text:style-name="T37">CPID</text:span>, της σχέσης <text:span text:style-name="T37">CREW</text:span>, οι εγγραφές που θα προκύψουν θα είναι αυτές του <text:span text:style-name="T37">αριστερού μέλους</text:span>.</text:p>
      <text:p text:style-name="P48"/>
      <text:p text:style-name="P48">Επομένως: Εγγραφές = 950</text:p>
      <text:p text:style-name="P61"/>
      <text:p text:style-name="P48"/>
      <text:p text:style-name="P48"><draw:frame text:anchor-type="paragraph" draw:z-index="79" draw:name="Shape8" draw:style-name="gr12" draw:text-style-name="P63" svg:width="4.329cm" svg:height="0.847cm" svg:x="0.048cm" svg:y="0.069cm"><draw:text-box><text:p><text:span text:style-name="T42">π</text:span><text:span text:style-name="T43">EN</text:span><text:span text:style-name="T43">AME, </text:span><text:span text:style-name="T43">ESAL, </text:span><text:span text:style-name="T43">PID, </text:span><text:span text:style-name="T43">PBUD</text:span><text:span text:style-name="T43">GET</text:span></text:p></draw:text-box></draw:frame></text:p>
      <text:p text:style-name="P48"/>
      <text:p text:style-name="P48"/>
      <text:p text:style-name="P49">Με την προβολή από χώρο με αρκετές διαστάσεις θα μετατρέψω το μέγεθος των εγγραφών σε χώρο λιγότερων διαστάσε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1:50:17.569331798</meta:creation-date>
    <meta:generator>LibreOffice/6.0.7.3$Linux_X86_64 LibreOffice_project/00m0$Build-3</meta:generator>
    <dc:date>2019-05-31T18:36:23.766838976</dc:date>
    <meta:editing-duration>PT1H5M51S</meta:editing-duration>
    <meta:editing-cycles>22</meta:editing-cycles>
    <meta:document-statistic meta:table-count="0" meta:image-count="0" meta:object-count="0" meta:page-count="6" meta:paragraph-count="115" meta:word-count="1096" meta:character-count="6087" meta:non-whitespace-character-count="4979"/>
  </office:meta>
</office:document-meta>
</file>